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7a8" officeooo:paragraph-rsid="001987a8"/>
    </style:style>
    <style:style style:name="P2" style:family="paragraph" style:parent-style-name="Standard" style:list-style-name="L1">
      <style:text-properties officeooo:rsid="001987a8" officeooo:paragraph-rsid="001987a8"/>
    </style:style>
    <style:style style:name="P3" style:family="paragraph" style:parent-style-name="Standard" style:list-style-name="L1">
      <style:text-properties officeooo:rsid="001b633a" officeooo:paragraph-rsid="001b633a"/>
    </style:style>
    <style:style style:name="P4" style:family="paragraph" style:parent-style-name="Standard">
      <style:text-properties officeooo:rsid="001b633a" officeooo:paragraph-rsid="001b633a"/>
    </style:style>
    <style:style style:name="P5" style:family="paragraph" style:parent-style-name="Standard" style:list-style-name="L1">
      <style:text-properties officeooo:rsid="001d395c" officeooo:paragraph-rsid="001d395c"/>
    </style:style>
    <style:style style:name="P6" style:family="paragraph" style:parent-style-name="Standard">
      <style:text-properties officeooo:rsid="001d395c" officeooo:paragraph-rsid="001eeee3"/>
    </style:style>
    <style:style style:name="P7" style:family="paragraph" style:parent-style-name="Standard" style:list-style-name="L1">
      <style:text-properties officeooo:paragraph-rsid="001987a8"/>
    </style:style>
    <style:style style:name="P8" style:family="paragraph" style:parent-style-name="Standard" style:list-style-name="L1">
      <style:text-properties officeooo:rsid="001ea449" officeooo:paragraph-rsid="001ea449"/>
    </style:style>
    <style:style style:name="P9" style:family="paragraph" style:parent-style-name="Standard" style:list-style-name="L1">
      <style:text-properties officeooo:rsid="001eeee3" officeooo:paragraph-rsid="001eeee3"/>
    </style:style>
    <style:style style:name="P10" style:family="paragraph" style:parent-style-name="Standard" style:list-style-name="L1">
      <style:text-properties officeooo:rsid="001eeee3" officeooo:paragraph-rsid="001f283e"/>
    </style:style>
    <style:style style:name="P11" style:family="paragraph" style:parent-style-name="Standard">
      <style:text-properties officeooo:rsid="001eeee3" officeooo:paragraph-rsid="001eeee3"/>
    </style:style>
    <style:style style:name="P12" style:family="paragraph" style:parent-style-name="Standard" style:list-style-name="L1">
      <style:text-properties officeooo:rsid="001f283e" officeooo:paragraph-rsid="001f283e"/>
    </style:style>
    <style:style style:name="P13" style:family="paragraph" style:parent-style-name="Standard">
      <style:text-properties officeooo:rsid="001f283e" officeooo:paragraph-rsid="001f283e"/>
    </style:style>
    <style:style style:name="P14" style:family="paragraph" style:parent-style-name="Standard" style:list-style-name="L2">
      <style:text-properties officeooo:rsid="001f283e" officeooo:paragraph-rsid="001f283e"/>
    </style:style>
    <style:style style:name="P15" style:family="paragraph" style:parent-style-name="Standard" style:list-style-name="L3">
      <style:text-properties officeooo:rsid="0020a845" officeooo:paragraph-rsid="0020a845"/>
    </style:style>
    <style:style style:name="P16" style:family="paragraph" style:parent-style-name="Standard">
      <style:text-properties officeooo:rsid="0020a845" officeooo:paragraph-rsid="0020a845"/>
    </style:style>
    <style:style style:name="P17" style:family="paragraph" style:parent-style-name="Standard" style:list-style-name="L4">
      <style:text-properties officeooo:rsid="0020a845" officeooo:paragraph-rsid="0020a845"/>
    </style:style>
    <style:style style:name="P18" style:family="paragraph" style:parent-style-name="Standard" style:list-style-name="L1">
      <style:text-properties officeooo:rsid="0020a845" officeooo:paragraph-rsid="0020a845"/>
    </style:style>
    <style:style style:name="T1" style:family="text">
      <style:text-properties officeooo:rsid="001987a8"/>
    </style:style>
    <style:style style:name="T2" style:family="text">
      <style:text-properties officeooo:rsid="001ea449"/>
    </style:style>
    <style:style style:name="T3" style:family="text">
      <style:text-properties officeooo:rsid="001eeee3"/>
    </style:style>
    <style:style style:name="T4" style:family="text">
      <style:text-properties officeooo:rsid="001f283e"/>
    </style:style>
    <style:style style:name="T5" style:family="text">
      <style:text-properties officeooo:rsid="0020a8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RESHER TRAINING SOP</text:p>
      <text:p text:style-name="P1"/>
      <text:list xml:id="list8353409517731766039" text:style-name="L1">
        <text:list-header>
          <text:p text:style-name="P18"/>
        </text:list-header>
        <text:list-item>
          <text:p text:style-name="P2">Identify the basis for refresher</text:p>
        </text:list-item>
        <text:list-item>
          <text:p text:style-name="P2">identify the module </text:p>
          <text:list>
            <text:list-item>
              <text:p text:style-name="P7"><text:span text:style-name="T1">identify functionalities to target</text:span></text:p>
              <text:p text:style-name="P2"/>
            </text:list-item>
          </text:list>
        </text:list-item>
        <text:list-item>
          <text:p text:style-name="P18">Submit a training proposal</text:p>
        </text:list-item>
        <text:list-item>
          <text:p text:style-name="P3">identify training material</text:p>
          <text:list>
            <text:list-item>
              <text:p text:style-name="P3">Presentations</text:p>
            </text:list-item>
            <text:list-item>
              <text:p text:style-name="P3">Handouts</text:p>
            </text:list-item>
            <text:list-item>
              <text:p text:style-name="P12">Training program</text:p>
            </text:list-item>
            <text:list-item>
              <text:p text:style-name="P10"><text:span text:style-name="T4">P</text:span>rint out signing sheets</text:p>
            </text:list-item>
            <text:list-item>
              <text:p text:style-name="P9">Print <text:span text:style-name="T4">out </text:span>e<text:span text:style-name="T4">valuation forms</text:span></text:p>
            </text:list-item>
          </text:list>
        </text:list-item>
      </text:list>
      <text:p text:style-name="P6"/>
      <text:list xml:id="list123432014993818" text:continue-numbering="true" text:style-name="L1">
        <text:list-item>
          <text:p text:style-name="P5">communicating to the facility- <text:span text:style-name="T2">about the training, suggest date, training list</text:span></text:p>
          <text:list>
            <text:list-item>
              <text:p text:style-name="P5">email DHO</text:p>
            </text:list-item>
            <text:list-item>
              <text:p text:style-name="P5">cc Facility incharge</text:p>
            </text:list-item>
            <text:list-item>
              <text:p text:style-name="P5">cc Proiject coordinator</text:p>
              <text:p text:style-name="P5"/>
            </text:list-item>
          </text:list>
        </text:list-item>
        <text:list-item>
          <text:p text:style-name="P5">requisitions</text:p>
          <text:list>
            <text:list-item>
              <text:p text:style-name="P8">travel requisition</text:p>
            </text:list-item>
            <text:list-item>
              <text:p text:style-name="P8">training requisitions</text:p>
            </text:list-item>
            <text:list-item>
              <text:p text:style-name="P8">stores requisitions</text:p>
            </text:list-item>
            <text:list-item>
              <text:p text:style-name="P8">vehicle requisition</text:p>
              <text:p text:style-name="P9"/>
              <text:p text:style-name="P9"/>
            </text:list-item>
          </text:list>
        </text:list-item>
        <text:list-item>
          <text:p text:style-name="P8">hardware setup</text:p>
          <text:list>
            <text:list-item>
              <text:p text:style-name="P8">configure and test servers</text:p>
            </text:list-item>
            <text:list-item>
              <text:p text:style-name="P9"><text:span text:style-name="T4">configure and </text:span>test workstations</text:p>
            </text:list-item>
            <text:list-item>
              <text:p text:style-name="P8">prepare network cables</text:p>
            </text:list-item>
            <text:list-item>
              <text:p text:style-name="P8">test <text:span text:style-name="T3">network </text:span>switches</text:p>
            </text:list-item>
            <text:list-item>
              <text:p text:style-name="P8">test gen<text:span text:style-name="T3">erator </text:span></text:p>
            </text:list-item>
            <text:list-item>
              <text:p text:style-name="P9">prepare toolbox</text:p>
              <text:p text:style-name="P8"/>
            </text:list-item>
          </text:list>
        </text:list-item>
        <text:list-item>
          <text:p text:style-name="P9">collect allowances and stationery if required </text:p>
          <text:p text:style-name="P9"/>
        </text:list-item>
        <text:list-item>
          <text:p text:style-name="P9">go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3">DURING THE TRAINING </text:p>
      <text:list xml:id="list5226494958719092926" text:style-name="L2">
        <text:list-item>
          <text:p text:style-name="P14">Pay a curtesy call </text:p>
        </text:list-item>
        <text:list-item>
          <text:p text:style-name="P14">hardware setup and testing </text:p>
        </text:list-item>
        <text:list-item>
          <text:p text:style-name="P14">training </text:p>
        </text:list-item>
      </text:list>
      <text:p text:style-name="P13"/>
      <text:p text:style-name="P13">AFTER TRAINING <text:span text:style-name="T5">(on site)</text:span></text:p>
      <text:list xml:id="list7218542341725709934" text:style-name="L3">
        <text:list-item>
          <text:p text:style-name="P15">distribute evaluation forms</text:p>
        </text:list-item>
        <text:list-item>
          <text:p text:style-name="P15">account for hardware </text:p>
        </text:list-item>
      </text:list>
      <text:p text:style-name="P16"/>
      <text:p text:style-name="P16">BACK TO OFFICE </text:p>
      <text:list xml:id="list2418481810944476786" text:style-name="L4">
        <text:list-item>
          <text:p text:style-name="P17">Handover hardware</text:p>
        </text:list-item>
        <text:list-item>
          <text:p text:style-name="P17">Reconciliation with the accounts</text:p>
        </text:list-item>
        <text:list-item>
          <text:p text:style-name="P17">submit a report within one week</text:p>
        </text:list-item>
        <text:list-item>
          <text:p text:style-name="P17"/>
        </text:list-item>
      </text:list>
      <text:p text:style-name="P16"/>
      <text:p text:style-name="P16"/>
      <text:p text:style-name="P11"/>
      <text:list xml:id="list123431529678425" text:continue-list="list123432014993818" text:style-name="L1">
        <text:list-item>
          <text:list>
            <text:list-header>
              <text:p text:style-name="P5"/>
            </text:list-header>
          </text:list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16:53.710614034</meta:creation-date>
    <dc:date>2017-11-02T12:34:31.362365668</dc:date>
    <meta:editing-duration>PT5M5S</meta:editing-duration>
    <meta:editing-cycles>1</meta:editing-cycles>
    <meta:document-statistic meta:table-count="0" meta:image-count="0" meta:object-count="0" meta:page-count="2" meta:paragraph-count="41" meta:word-count="163" meta:character-count="993" meta:non-whitespace-character-count="898"/>
    <meta:generator>LibreOffice/5.1.6.2$Linux_X86_64 LibreOffice_project/10m0$Build-2</meta:generator>
  </office:meta>
</office:document-meta>
</file>